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212" officeooo:paragraph-rsid="0005e212"/>
    </style:style>
    <style:style style:name="P2" style:family="paragraph" style:parent-style-name="Standard">
      <style:text-properties officeooo:rsid="000779ca" officeooo:paragraph-rsid="000779ca"/>
    </style:style>
    <style:style style:name="P3" style:family="paragraph" style:parent-style-name="Standard">
      <style:text-properties officeooo:rsid="00096d3e" officeooo:paragraph-rsid="00096d3e"/>
    </style:style>
    <style:style style:name="P4" style:family="paragraph" style:parent-style-name="Standard">
      <style:text-properties officeooo:rsid="00098707" officeooo:paragraph-rsid="0009870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3 Exercises</text:p>
      <text:p text:style-name="P1"/>
      <text:p text:style-name="P1">Reinforcement</text:p>
      <text:p text:style-name="P1"/>
      <text:p text:style-name="P1">R-3.2 </text:p>
      <text:p text:style-name="P1"/>
      <text:p text:style-name="P1">Answer:</text:p>
      <text:p text:style-name="P1"/>
      <text:p text:style-name="P1">Changes would be required for the following instance variables and methods:</text:p>
      <text:p text:style-name="P1">encoder – the array size would have to match the number of characters in the chosen alphabet.</text:p>
      <text:p text:style-name="P1">decoder – the array size would have to match the number of characters in the chosen alphabet.</text:p>
      <text:p text:style-name="P1">CaesarCipher - the loop would have to be modified so that k was equal to the number of characters in the chosen alphabet. ‘A’, which is present in lines 8 and 9, would be changed to the first character of the chosen alphabet. All the values of 26 would change to the size of the chosen alphabet.</text:p>
      <text:p text:style-name="P2">transform – the method would not deduct ‘A’, but instead it would deduct the first character of the chosen alphabet.</text:p>
      <text:p text:style-name="P2"/>
      <text:p text:style-name="P3">R-3.4</text:p>
      <text:p text:style-name="P3"/>
      <text:p text:style-name="P4">Answer:</text:p>
      <text:p text:style-name="P4"/>
      <text:p text:style-name="P3">While (node.next != Null)</text:p>
      <text:p text:style-name="P3"><text:tab/>node= `node.next</text:p>
      <text:p text:style-name="P3"/>
      <text:p text:style-name="P4">R-3.6</text:p>
      <text:p text:style-name="P4"/>
      <text:p text:style-name="P4">Answer:</text:p>
      <text:p text:style-name="P4"/>
      <text:p text:style-name="P4">One solution would be to declare two variables called leftHandNode and rightHandNode, with these variables having the initial values head and tail, respectively. Iteratively, we could reset the leftHandNode to the next value in the list and the rightHandNode to the previous value. </text:p>
      <text:p text:style-name="P4"/>
      <text:p text:style-name="P4">When the list had an odd number, they leftHandNode and the rightHandNode would eventually refer to the same node, and we could therefore have the loop terminate with this Node being the middle value.</text:p>
      <text:p text:style-name="P4"/>
      <text:p text:style-name="P4">Other termination condition would be required to terminate the loop for the case that it is an even list. That could come if the leftHandNode.next = rightHandNode.last. The leftHandNode would be the middle node in this case if we follow the rule set out in the ques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1:02:50.164349880</meta:creation-date>
    <dc:date>2017-03-07T23:16:30.463120371</dc:date>
    <meta:editing-duration>PT5M34S</meta:editing-duration>
    <meta:editing-cycles>1</meta:editing-cycles>
    <meta:document-statistic meta:table-count="0" meta:image-count="0" meta:object-count="0" meta:page-count="1" meta:paragraph-count="18" meta:word-count="259" meta:character-count="1534" meta:non-whitespace-character-count="1287"/>
    <meta:generator>LibreOffice/5.1.6.2$Linux_X86_64 LibreOffice_project/10m0$Build-2</meta:generator>
  </office:meta>
</office:document-meta>
</file>